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hlerbild</text:p>
          </table:table-cell>
          <table:table-cell/>
          <table:table-cell office:value-type="string" calcext:value-type="string">
            <text:p>Betriebs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PU nicht erreichbar</text:p>
          </table:table-cell>
          <table:table-cell/>
          <table:table-cell office:value-type="string" calcext:value-type="string">
            <text:p>Unbekan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Ra RemoteNode nicht erreichbar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a Gateway nicht erreichbar</text:p>
          </table:table-cell>
          <table:table-cell/>
          <table:table-cell office:value-type="string" calcext:value-type="string">
            <text:p>Betriebsart Leist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etriebsart Dru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etriebsart Leistung Nac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triebsart Druck Nac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peicherbetrie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Ra Gateway: LC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LoRa Gateway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LoRa Gateway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LoRa RemodeNode</text:span>: S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LoRa RemodeNode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LoRa RemodeNode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thalt Ausgelös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annung nicht im erwarteten Bereic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ck nicht im erwarteten Bereic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eratur nicht im erwarteten Bereic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wimmer ausgelös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sperrhahn nicht auf Positi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ntilantrieb 1 nicht auf Posi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tilantrieb 2 nicht auf Posi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mmunikationstimeout: Betriebsart Druck aktivier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 style:data-style-name="N2" text:time-value="15:36:09.875864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3:42:24.703699700</meta:creation-date>
    <dc:date>2026-03-25T22:12:45.802330900</dc:date>
    <meta:editing-duration>PT8H23M8S</meta:editing-duration>
    <meta:editing-cycles>5</meta:editing-cycles>
    <meta:generator>LibreOffice/25.8.5.2$Windows_X86_64 LibreOffice_project/9c8b85f387cc00a89945a79c9e6239f32e450ac2</meta:generator>
    <meta:document-statistic meta:table-count="1" meta:cell-count="58" meta:object-count="0"/>
  </office:meta>
</office:document-meta>
</file>